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T1" style:family="text">
      <style:text-properties officeooo:rsid="000400eb"/>
    </style:style>
    <style:style style:name="T2" style:family="text">
      <style:text-properties officeooo:rsid="0004ebff"/>
    </style:style>
    <style:style style:name="T3" style:family="text">
      <style:text-properties officeooo:rsid="00055a36"/>
    </style:style>
    <style:style style:name="T4" style:family="text">
      <style:text-properties officeooo:rsid="000594bf"/>
    </style:style>
    <style:style style:name="T5" style:family="text">
      <style:text-properties officeooo:rsid="00078b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hrenheit 451 is a dystopian novel written by Ray Bradbury in 1953. Set in a future society where books <text:span text:style-name="T1">have been</text:span> banned and <text:span text:style-name="T1">so-called</text:span> "firemen" burn any that are found, the novel explores themes of c<text:span text:style-name="T1">onformity, censorship</text:span>, and the power of knowledge.</text:p>
      <text:p text:style-name="P1">The protagonist, is a fireman <text:span text:style-name="T1">called Guy Montag</text:span> who <text:span text:style-name="T1">comes to question</text:span> his role in society after meeting his neighbor, Clarisse McClellan. <text:span text:style-name="T1">Clarisse</text:span> is curious about the world and loves books. Montag starts to read books in secret, <text:span text:style-name="T1">causing him to become</text:span> increasingly rebellious, eventually <text:span text:style-name="T2">leading him to join</text:span> a group of people who are trying to preserve books and <text:span text:style-name="T2">their knowledge</text:span>.</text:p>
      <text:p text:style-name="P1">The <text:span text:style-name="T2">plot of the novel</text:span> centers around Montag's journey from a<text:span text:style-name="T2">n obedient and conformist</text:span> fireman to a rebel who <text:span text:style-name="T2">dares challenge</text:span> the status quo. He faces <text:span text:style-name="T2">many</text:span> obstacles along the way, including his own <text:span text:style-name="T2">inner</text:span> <text:span text:style-name="T2">struggle</text:span> about whether to continue his old life or <text:span text:style-name="T2">fight the dangerous fight for what he believes in.</text:span></text:p>
      <text:p text:style-name="P1">One of the main themes of the novel is censorship. <text:span text:style-name="T2">T</text:span>he government in Fahrenheit 451 has banned books, <text:span text:style-name="T2">as well as</text:span> any other form of media that could potentially <text:span text:style-name="T2">subvert</text:span> its authority. Bradbury uses the image of fire, <text:span text:style-name="T2">sometimes</text:span> associated with warmth and comfort, as a symbol of destruction and oppression. <text:span text:style-name="T2">This</text:span> <text:span text:style-name="T2">illustrates</text:span> how the government suppresses any dissenting voices.</text:p>
      <text:p text:style-name="P1">Conformity is another <text:span text:style-name="T3">key</text:span> theme in Fahrenheit 451. In th<text:span text:style-name="T4">e dystopian society</text:span>, people are encouraged to be superficial. <text:span text:style-name="T4">They are kept</text:span> content with a constant stream of mindless entertainment, rather than <text:span text:style-name="T4">having to</text:span> <text:span text:style-name="T4">engage</text:span> with <text:span text:style-name="T4">meaningful philosophical ideas</text:span>. Bradbury warns <text:span text:style-name="T4">us</text:span> against the dangers of complacency and conformity, <text:span text:style-name="T4">and advocates for vigilance against the suppression of</text:span> free thought and critical thinking.</text:p>
      <text:p text:style-name="P1">Finally, the power of knowledge is a central theme in Fahrenheit 451. Bradbury suggests that <text:span text:style-name="T4">society needs books and the information they contain to avoid uncritical thoughtlessness and</text:span> a loss of creativity and curiosity. By exploring the power of literature <text:span text:style-name="T4">to change the reader,</text:span> and the value of intellectual curiosity, Fahrenheit 451 <text:span text:style-name="T4">calls for its </text:span>readers to embrace knowledge and <text:span text:style-name="T4">engage in </text:span>critical thinking.</text:p>
      <text:p text:style-name="P1">In conclusion, Fahrenheit 451 is a powerful <text:span text:style-name="T4">message against the threat posed by conformity, censorship</text:span>, and the suppression of free thought. Bradbury's use of <text:span text:style-name="T4">evocative</text:span> imagery and a compelling <text:span text:style-name="T4">plot</text:span> make the novel an engaging and thought-provoking read that continues to resonate with readers today. The novel's themes remain as relevant as ever, <text:span text:style-name="T4">and serve to remind</text:span> us of the importance of intellectual freedom and the value of knowledge in shaping our world.</text:p>
      <text:p text:style-name="normal">(<text:span text:style-name="T5">415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4-24T10:07:57.512000000</dc:date>
    <meta:editing-duration>PT9M54S</meta:editing-duration>
    <meta:editing-cycles>5</meta:editing-cycles>
    <meta:document-statistic meta:table-count="0" meta:image-count="0" meta:object-count="0" meta:page-count="1" meta:paragraph-count="8" meta:word-count="417" meta:character-count="2607" meta:non-whitespace-character-count="2198"/>
  </office:meta>
</office:document-meta>
</file>